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1.190625cm" style:use-optimal-column-width="true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978958333333333cm" style:use-optimal-column-width="true"/>
    </style:style>
    <style:style style:name="co8" style:family="table-column">
      <style:table-column-properties fo:break-before="auto" style:column-width="0.555625cm" style:use-optimal-column-width="true"/>
    </style:style>
    <style:style style:name="co9" style:family="table-column">
      <style:table-column-properties fo:break-before="auto" style:column-width="1.71979166666667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2.32833333333333cm" style:use-optimal-column-width="true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1.77270833333333cm" style:use-optimal-column-width="true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2.301875cm" style:use-optimal-column-width="true"/>
    </style:style>
    <style:style style:name="co16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0" table:style-name="ta1">
        <table:table-column table:style-name="co6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O7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8" table:default-cell-style-name="ce2"/>
        <table:table-column table:style-name="co11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2" table:number-columns-repeated="16384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65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766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63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51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6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2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63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292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759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8972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53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428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38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669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75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34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055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625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554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936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111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84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886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077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46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56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67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221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77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719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53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37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34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44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119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666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65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669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35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457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2" table:default-cell-style-name="ce6"/>
        <table:table-column table:style-name="co13" table:default-cell-style-name="ce6"/>
        <table:table-column table:style-name="co12" table:number-columns-repeated="3" table:default-cell-style-name="ce6"/>
        <table:table-column table:style-name="co14" table:number-columns-repeated="3" table:default-cell-style-name="ce6"/>
        <table:table-column table:style-name="co15" table:default-cell-style-name="ce6"/>
        <table:table-column table:style-name="co14" table:number-columns-repeated="2" table:default-cell-style-name="ce6"/>
        <table:table-column table:style-name="co15" table:number-columns-repeated="3" table:default-cell-style-name="ce6"/>
        <table:table-column table:style-name="co14" table:number-columns-repeated="2" table:default-cell-style-name="ce6"/>
        <table:table-column table:style-name="co15" table:number-columns-repeated="2" table:default-cell-style-name="ce6"/>
        <table:table-column table:style-name="co16" table:default-cell-style-name="ce6"/>
        <table:table-column table:style-name="co15" table:default-cell-style-name="ce6"/>
        <table:table-column table:style-name="co12" table:number-columns-repeated="16364" table:default-cell-style-name="ce6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8-31T23:01:17Z</dc:date>
  </office:meta>
</office:document-meta>
</file>